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FreeMono" fo:font-size="36pt" style:text-underline-style="solid" style:text-underline-width="auto" style:text-underline-color="font-color" fo:font-weight="bold" officeooo:rsid="000653a8" officeooo:paragraph-rsid="000653a8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Purisa" fo:font-size="16pt" fo:font-weight="normal" officeooo:rsid="000653a8" officeooo:paragraph-rsid="000653a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Purisa" fo:font-size="16pt" fo:font-weight="normal" officeooo:rsid="000ae17b" officeooo:paragraph-rsid="000ae17b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z do Iguaçu</text:p>
      <text:p text:style-name="P2"><text:s text:c="2"/>Em minha viagem para Foz do Iguaçu, visitei o parque das aves um lugar lindo, uma grande diversidade de pássaros e a cada espécie nova eu me surpreendia cada vez mais, foram ótimos momentos, desde a hora que entramos, até a hora de ir embora.</text:p>
      <text:p text:style-name="P3"><text:s text:c="2"/>Depois do parque das aves fomos até a usina de Itaipu, mas a barca já havia partido e não conseguimos embarcar.</text:p>
      <text:p text:style-name="P3"><text:s text:c="2"/>Também fomos até as Cataratas do Iguaçu onde andamos pelo local e descobrimos todas as diversas coisas que estavam no parque, fomos na ponte onde nos molhamos e depois voltamos para o hotel.</text:p>
      <text:p text:style-name="P3"><text:s text:c="2"/>Logo após essas aventuras voltamos para casa, e aproveitamos o resto das féria em casa, se divertindo mu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02:50.311365107</meta:creation-date>
    <dc:date>2022-09-08T14:10:33.854496544</dc:date>
    <meta:editing-duration>PT12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20" meta:character-count="672" meta:non-whitespace-character-count="549"/>
  </office:meta>
</office:document-meta>
</file>